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1791" officeooo:paragraph-rsid="00051791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weight="normal" officeooo:rsid="0015b1c2" officeooo:paragraph-rsid="0005179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weight="normal" officeooo:rsid="0015b1c2" officeooo:paragraph-rsid="0007b3d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weight="normal" officeooo:rsid="0015b1c2" officeooo:paragraph-rsid="00097b1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weight="normal" officeooo:rsid="00134788" officeooo:paragraph-rsid="0005179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weight="normal" officeooo:rsid="00103e93" officeooo:paragraph-rsid="0005179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weight="normal" officeooo:rsid="001ed80d" officeooo:paragraph-rsid="0005179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weight="normal" officeooo:rsid="001ed80d" officeooo:paragraph-rsid="00097b1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weight="normal" officeooo:rsid="0005c04c" officeooo:paragraph-rsid="0005c04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weight="normal" officeooo:rsid="00097b10" officeooo:paragraph-rsid="00097b1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07b3d4"/>
    </style:style>
    <style:style style:name="P12" style:family="paragraph" style:parent-style-name="Standard">
      <style:paragraph-properties fo:text-align="start" style:justify-single-word="false"/>
      <style:text-properties officeooo:paragraph-rsid="00097b10"/>
    </style:style>
    <style:style style:name="T1" style:family="text">
      <style:text-properties officeooo:rsid="00051791"/>
    </style:style>
    <style:style style:name="T2" style:family="text">
      <style:text-properties fo:color="#ff0000"/>
    </style:style>
    <style:style style:name="T3" style:family="text">
      <style:text-properties fo:color="#ff0000" fo:font-weight="normal" officeooo:rsid="00097b10" style:font-weight-asian="normal" style:font-weight-complex="normal"/>
    </style:style>
    <style:style style:name="T4" style:family="text">
      <style:text-properties fo:color="#ff0000" fo:font-weight="normal" officeooo:rsid="001e44cd" style:font-weight-asian="normal" style:font-weight-complex="normal"/>
    </style:style>
    <style:style style:name="T5" style:family="text">
      <style:text-properties fo:color="#ff0000" fo:font-weight="normal" officeooo:rsid="000bc566" style:font-weight-asian="normal" style:font-weight-complex="normal"/>
    </style:style>
    <style:style style:name="T6" style:family="text">
      <style:text-properties officeooo:rsid="00134788"/>
    </style:style>
    <style:style style:name="T7" style:family="text">
      <style:text-properties officeooo:rsid="001bedcd"/>
    </style:style>
    <style:style style:name="T8" style:family="text">
      <style:text-properties style:use-window-font-color="true" fo:font-weight="normal" officeooo:rsid="001bedcd" style:font-weight-asian="normal" style:font-weight-complex="normal"/>
    </style:style>
    <style:style style:name="T9" style:family="text">
      <style:text-properties style:use-window-font-color="true" fo:font-weight="normal" officeooo:rsid="001ceeee" style:font-weight-asian="normal" style:font-weight-complex="normal"/>
    </style:style>
    <style:style style:name="T10" style:family="text">
      <style:text-properties style:use-window-font-color="true" fo:font-weight="normal" officeooo:rsid="00097b10" style:font-weight-asian="normal" style:font-weight-complex="normal"/>
    </style:style>
    <style:style style:name="T11" style:family="text">
      <style:text-properties style:use-window-font-color="true" fo:font-weight="normal" officeooo:rsid="001e44cd" style:font-weight-asian="normal" style:font-weight-complex="normal"/>
    </style:style>
    <style:style style:name="T12" style:family="text">
      <style:text-properties style:use-window-font-color="true" fo:font-weight="normal" officeooo:rsid="000bc566" style:font-weight-asian="normal" style:font-weight-complex="normal"/>
    </style:style>
    <style:style style:name="T13" style:family="text">
      <style:text-properties style:use-window-font-color="true" fo:font-weight="normal" officeooo:rsid="000bd19a" style:font-weight-asian="normal" style:font-weight-complex="normal"/>
    </style:style>
    <style:style style:name="T14" style:family="text">
      <style:text-properties officeooo:rsid="001ed80d"/>
    </style:style>
    <style:style style:name="T15" style:family="text">
      <style:text-properties officeooo:rsid="0015b1c2"/>
    </style:style>
    <style:style style:name="T16" style:family="text">
      <style:text-properties officeooo:rsid="0007b3d4"/>
    </style:style>
    <style:style style:name="T17" style:family="text">
      <style:text-properties officeooo:rsid="00097b10"/>
    </style:style>
    <style:style style:name="T18" style:family="text">
      <style:text-properties officeooo:rsid="000b6b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e: Water</text:p>
      <text:p text:style-name="P2"><text:tab/>état de départ:</text:p>
      <text:p text:style-name="P2"><text:tab/><text:tab/>4585 Teratonnes de glace (5 million km3, dont 3.2 aux poles)</text:p>
      <text:p text:style-name="P2"><text:tab/><text:tab/>+ possiblement de l'eau sous la surface <text:span text:style-name="T18">(pas de données)</text:span></text:p>
      <text:p text:style-name="P2"><text:tab/><text:tab/><text:tab/><text:span text:style-name="T17">Traité comme une ressource, cf. ressources à extraire et infrastructure.</text:span></text:p>
      <text:p text:style-name="P2"/>
      <text:p text:style-name="P2"><text:tab/>Répartition (gaz/liquide/solide) :</text:p>
      <text:p text:style-name="P2"><text:tab/><text:tab/><text:span text:style-name="T16">VariantH2O = 5+ <text:s/>variation journalière de T° /10</text:span></text:p>
      <text:p text:style-name="P4"><text:tab/><text:tab/><text:span text:style-name="T17">lim-s/l : limite solide/liquide </text:span></text:p>
      <text:p text:style-name="P4"><text:span text:style-name="T17"><text:tab/><text:tab/><text:tab/>constant 273,15°K</text:span></text:p>
      <text:p text:style-name="P11"><text:span text:style-name="T8"><text:tab/><text:tab/>lim-</text:span><text:span text:style-name="T10">l/g : lim</text:span><text:span text:style-name="T8">ite liquide/gaz</text:span><text:span text:style-name="T9"> (approximation)</text:span></text:p>
      <text:p text:style-name="P3"><text:span text:style-name="T7"><text:tab/><text:tab/><text:tab/>Tlimite(°K) = 5132 / [ 25.27877 – ln(Pression(Pa))]</text:span></text:p>
      <text:p text:style-name="P3"><text:tab/><text:tab/><text:span text:style-name="T16">Distribution(x) : Gaussienne de distribution de l'eau</text:span></text:p>
      <text:p text:style-name="P3"><text:span text:style-name="T16"><text:tab/><text:tab/><text:tab/>= 1/(VariantH2O*sqrt(2pi)) * exp [ - (x-Tmoy (°K))^2 / (2*VariantH2O^2) ]</text:span></text:p>
      <text:p text:style-name="P3"><text:tab/><text:tab/><text:span text:style-name="T17">Quantité glace (%) :</text:span></text:p>
      <text:p text:style-name="P3"><text:tab/><text:tab/><text:tab/><text:span text:style-name="T17">100 * Intégrale_{-inf}^{lim-s/l} Distribution(x)</text:span></text:p>
      <text:p text:style-name="P3"><text:tab/><text:tab/><text:span text:style-name="T17">Quantité eau liquide (%) : (Rq: A cause de l'approx lim-l/g, l'intégrale peut etre <text:tab/><text:tab/><text:tab/><text:tab/><text:tab/><text:tab/><text:tab/>négative. Donne de faibles valeurs négligeables)</text:span></text:p>
      <text:p text:style-name="P4"><text:tab/><text:tab/><text:tab/><text:span text:style-name="T17">Max ( 0 , 100 * Intégrale_{lim-s/l}^{lim-l/g} Distribution(x))</text:span></text:p>
      <text:p text:style-name="P4"><text:span text:style-name="T17"><text:tab/><text:tab/>Quantité eau gas (%)</text:span></text:p>
      <text:p text:style-name="P4"><text:span text:style-name="T17"><text:tab/><text:tab/><text:tab/>100 * Intégral_{lim-l/g}^{inf} Distribution(x) </text:span></text:p>
      <text:p text:style-name="P4"><text:tab/><text:tab/><text:span text:style-name="T18">(Rq: Implémentation : Utiliser boost/normal distribution (maths/stats) )</text:span></text:p>
      <text:p text:style-name="P3"><text:tab/></text:p>
      <text:p text:style-name="P10">Quantité de nuages :</text:p>
      <text:p text:style-name="P12"><text:span text:style-name="T10"><text:tab/><text:tab/></text:span><text:span text:style-name="T3">WIP</text:span></text:p>
      <text:p text:style-name="P12"><text:span text:style-name="T3"><text:tab/><text:tab/></text:span><text:span text:style-name="T12">Dépend de : Tmoy, variation journalière, surface d'eau (liquide ou solide), (vitesse des vents), pression.</text:span></text:p>
      <text:p text:style-name="P12"><text:span text:style-name="T12"><text:tab/><text:tab/></text:span><text:span text:style-name="T13">Sur terre : 0,0009% de l'eau dans l'atmosphère.</text:span></text:p>
      <text:p text:style-name="P2"/>
      <text:p text:style-name="P9">1x : Thermodynamique</text:p>
      <text:p text:style-name="P9"><text:tab/>Vitesse de fonte de CO2? De H2O? Vitesse de montée d'effet de serre?</text:p>
      <text:p text:style-name="P9"/>
      <text:p text:style-name="P6">1<text:span text:style-name="T15">f</text:span> : <text:span text:style-name="T6">Géographie (et montée de l'eau)</text:span></text:p>
      <text:p text:style-name="P6"/>
      <text:p text:style-name="P7">1g : Répartition de l'eau/mouillage</text:p>
      <text:p text:style-name="P7"><text:tab/><text:span text:style-name="T2">Idée: la pluie permet d'arrêter la poussière dans l'atmosphère, fait couler la poussière de surface, créer rivières/érosion. Combien de temps faut-il pour "laver" le sol?</text:span></text:p>
      <text:p text:style-name="P6"/>
      <text:p text:style-name="P7">1h : Cultivabilité, influence des végétaux</text:p>
      <text:p text:style-name="P8"><text:tab/></text:p>
      <text:p text:style-name="P12"><text:span text:style-name="T9"><text:tab/></text:span><text:span text:style-name="T4">salinité </text:span><text:span text:style-name="T3">de l'eau</text:span><text:span text:style-name="T4">?</text:span><text:span text:style-name="T11"> (il y a Na et Cl en roches)</text:span></text:p>
      <text:p text:style-name="P8"/>
      <text:p text:style-name="P7"><text:tab/><text:span text:style-name="T1">Sur terre : 0.54 teratonnes de O2 produits par an par les végétaux.</text:span></text:p>
      <text:p text:style-name="P7"><text:tab/><text:tab/><text:span text:style-name="T1">Dont 70% produit par algues marines et cyanobacteria (anaérobiques, marins)</text:span></text:p>
      <text:p text:style-name="P7"/>
      <text:p text:style-name="P5">1<text:span text:style-name="T14">i</text:span> : Ressources minéralogiques (et génération (aléatoire?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56S</meta:editing-duration>
    <meta:editing-cycles>5</meta:editing-cycles>
    <meta:generator>LibreOffice/4.1.5.3$Windows_x86 LibreOffice_project/1c1366bba2ba2b554cd2ca4d87c06da81c05d24</meta:generator>
    <dc:date>2014-05-05T12:02:38.743000000</dc:date>
    <meta:document-statistic meta:table-count="0" meta:image-count="0" meta:object-count="0" meta:page-count="1" meta:paragraph-count="36" meta:word-count="263" meta:character-count="1822" meta:non-whitespace-character-count="1525"/>
    <meta:user-defined meta:name="Info 1"/>
    <meta:user-defined meta:name="Info 2"/>
    <meta:user-defined meta:name="Info 3"/>
    <meta:user-defined meta:name="Info 4"/>
  </office:meta>
</office:document-meta>
</file>